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1" fo:font-size="9pt" style:font-size-asian="9pt" style:font-size-complex="9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6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officeooo:rsid="001f306a"/>
    </style:style>
    <style:style style:name="T9" style:family="text">
      <style:text-properties officeooo:rsid="001ffa13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5"><text:span text:style-name="T10">do text</text:span></text:p><text:p text:style-name="P15"><text:span text:style-name="T10">from document(at=header, format='odt')</text:span></text:p></office:annotation><text:span text:style-name="T1">Import depuis header.odt</text:span></text:p></draw:text-box></draw:frame><text:span text:style-name="Police_20_par_20_défaut"><text:span text:style-name="T6"><text:text-input text:description="">tool.getCityName()</text:text-input></text:span></text:span>, le <text:text-input text:description="">tool.formatDate(urbanEventObj.getEventDate())</text:text-input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1">Architecte</text:p><text:p text:style-name="P11"><text:text-input text:description="Demandeurs">self.getArchitects()[0].getStreet()</text:text-input><text:s/>n°<text:text-input text:description="Demandeurs">self.getArchitects()[0].getNumber()</text:text-input></text:p><text:p text:style-name="P11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4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2"/>
      <text:p text:style-name="P3"/>
      <text:p text:style-name="P3">Relevé des pièces manquantes</text:p>
      <text:p text:style-name="P3"><text:span text:style-name="T2"><text:s/></text:span>pour une demande de <text:span text:style-name="T8">certificat</text:span> d'urbanisme <text:span text:style-name="T8">n°2</text:span></text:p>
      <text:p text:style-name="P4"/>
      <text:p text:style-name="P9">Agent traitant : <text:span text:style-name="Police_20_par_20_défaut"><text:span text:style-name="T7"><text:text-input text:description="Signalétique des demandeurs">self.getFoldermanagers()[0].getName2()</text:text-input></text:span></text:span><text:span text:style-name="Police_20_par_20_défaut"><text:span text:style-name="T5"><text:s/></text:span></text:span><text:span text:style-name="Police_20_par_20_défaut"><text:span text:style-name="T7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5"><text:span text:style-name="T10">do text</text:span></text:p><text:p text:style-name="P15"><text:span text:style-name="T10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5"><text:span text:style-name="T11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5"><text:span text:style-name="T11">do text if len(self.getArchitects()) &gt; 1</text:span></text:p></office:annotation><text:span text:style-name="T2">&lt;%Titre%&gt;</text:span>,</text:p>
      <text:p text:style-name="P5"/>
      <text:p text:style-name="P8"/>
      <text:p text:style-name="P8">Veuillez trouver, ci-joint, le courrier transmis à votre client dans le cadre de sa demande de <text:span text:style-name="T9">certificat</text:span> d'urbanisme <text:span text:style-name="T9">n°2 </text:span>:</text:p>
      <text:p text:style-name="P8"/>
      <text:p text:style-name="P4"><office:annotation><dc:creator>Gauthier Bastien</dc:creator><dc:date>2011-02-16T16:12:24</dc:date><text:p text:style-name="P15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4"><office:annotation><dc:creator>Gauthier Bastien</dc:creator><dc:date>2011-02-21T09:23:46</dc:date><text:p text:style-name="P15"><text:span text:style-name="T11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5"><text:span text:style-name="T11">do text if len(self.getArchitect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8"><office:annotation><dc:creator>Gauthier Bastien</dc:creator><dc:date>2011-01-13T14:56:41</dc:date><text:p text:style-name="P15"><text:span text:style-name="T10">do text</text:span></text:p><text:p text:style-name="P15"><text:span text:style-name="T10">from document(at=signatures, format='odt')</text:span></text:p></office:annotation>Import depuis signatures.odt</text:p>
      <text:p text:style-name="P8"/>
      <text:p text:style-name="P8"/>
      <text:p text:style-name="P13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4:48.873309464</dc:date>
    <dc:language>fr-FR</dc:language>
    <meta:editing-cycles>131</meta:editing-cycles>
    <meta:editing-duration>P1DT10H49M52S</meta:editing-duration>
    <dc:creator>bleybaert</dc:creator>
    <meta:document-statistic meta:table-count="1" meta:image-count="0" meta:object-count="0" meta:page-count="1" meta:paragraph-count="21" meta:word-count="147" meta:character-count="1299" meta:non-whitespace-character-count="1209"/>
    <meta:user-defined meta:name="Info 1"/>
    <meta:user-defined meta:name="Info 2"/>
    <meta:user-defined meta:name="Info 3"/>
    <meta:user-defined meta:name="Info 4"/>
  </office:meta>
</office:document-meta>
</file>